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color="#b71c1c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78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/>
      <style:paragraph-properties style:writing-mode="lr-tb"/>
    </style:style>
    <style:style style:name="gr5" style:family="graphic" style:parent-style-name="standard">
      <style:graphic-properties draw:fill="solid" draw:fill-color="#c5cae9" draw:opacity="50%" draw:textarea-horizontal-align="justify" draw:textarea-vertical-align="middle" draw:auto-grow-height="false" fo:min-height="4.195cm" fo:min-width="14.042cm" draw:shadow-opacity="50%"/>
    </style:style>
    <style:style style:name="gr6" style:family="graphic" style:parent-style-name="standard">
      <style:graphic-properties draw:fill="solid" draw:fill-color="#c5cae9" draw:opacity="50%" draw:textarea-horizontal-align="justify" draw:textarea-vertical-align="middle" draw:auto-grow-height="false" fo:min-height="4.195cm" fo:min-width="14.039cm" draw:shadow-opacity="50%"/>
    </style:style>
    <style:style style:name="gr7" style:family="graphic" style:parent-style-name="standard">
      <style:graphic-properties draw:fill="solid" draw:fill-color="#c5cae9" draw:opacity="50%" draw:textarea-horizontal-align="justify" draw:textarea-vertical-align="middle" draw:auto-grow-height="false" fo:min-height="1.02cm" fo:min-width="3.628cm" draw:shadow-opacity="50%" style:writing-mode="lr-tb"/>
      <style:paragraph-properties style:writing-mode="lr-tb"/>
    </style:style>
    <style:style style:name="gr8" style:family="graphic" style:parent-style-name="standard">
      <style:graphic-properties draw:fill="solid" draw:fill-color="#c5cae9" draw:opacity="50%" draw:textarea-horizontal-align="justify" draw:textarea-vertical-align="middle" draw:auto-grow-height="false" fo:min-height="1.02cm" fo:min-width="2.358cm" draw:shadow-opacity="50%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72cm"/>
      <style:paragraph-properties style:writing-mode="lr-tb"/>
    </style:style>
    <style:style style:name="gr10" style:family="graphic" style:parent-style-name="standard">
      <style:graphic-properties svg:stroke-color="#558b2f" draw:fill="solid" draw:fill-color="#a5d6a7" draw:textarea-horizontal-align="justify" draw:textarea-vertical-align="middle" draw:auto-grow-height="false" fo:min-height="0.648cm" fo:min-width="1.522cm" style:writing-mode="lr-tb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12" style:family="graphic" style:parent-style-name="objectwithoutfill">
      <style:graphic-properties svg:stroke-width="0.051cm" svg:stroke-color="#000000" draw:marker-start="" draw:marker-start-width="0.279cm" draw:marker-end="Arrow_20_short" draw:marker-end-width="0.279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ffc400" draw:marker-start="" draw:marker-start-width="0.279cm" draw:marker-end="Arrow_20_short" draw:marker-end-width="0.279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5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97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2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1.4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6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4pt" fo:font-style="normal" fo:font-weight="bold"/>
    </style:style>
    <style:style style:name="P3" style:family="paragraph">
      <loext:graphic-properties draw:fill="none" draw:fill-color="#ffffff"/>
      <style:text-properties fo:color="#b71c1c" loext:opacity="100%" loext:color-lum-mod="100%" loext:color-lum-off="0%"/>
    </style:style>
    <style:style style:name="P4" style:family="paragraph">
      <loext:graphic-properties draw:fill="solid" draw:fill-color="#c5cae9" draw:opacity="50%"/>
      <style:paragraph-properties fo:text-align="center"/>
    </style:style>
    <style:style style:name="P5" style:family="paragraph">
      <style:paragraph-properties fo:text-align="center" style:writing-mode="lr-tb"/>
      <style:text-properties fo:color="#283593" loext:opacity="100%" fo:font-size="12pt" fo:font-style="italic"/>
    </style:style>
    <style:style style:name="P6" style:family="paragraph">
      <loext:graphic-properties draw:fill="solid" draw:fill-color="#c5cae9" draw:opacity="50%"/>
      <style:paragraph-properties fo:text-align="center" style:writing-mode="lr-tb"/>
      <style:text-properties fo:color="#283593" loext:opacity="100%" loext:color-lum-mod="100%" loext:color-lum-off="0%" fo:font-size="12pt" fo:font-style="italic"/>
    </style:style>
    <style:style style:name="P7" style:family="paragraph">
      <loext:graphic-properties draw:fill="none" draw:fill-color="#ffffff"/>
      <style:text-properties fo:font-size="14pt"/>
    </style:style>
    <style:style style:name="P8" style:family="paragraph">
      <style:paragraph-properties fo:text-align="center" style:writing-mode="lr-tb"/>
      <style:text-properties fo:color="#2e7d32" loext:opacity="100%" fo:font-size="12pt" fo:font-style="italic"/>
    </style:style>
    <style:style style:name="P9" style:family="paragraph">
      <loext:graphic-properties draw:fill="solid" draw:fill-color="#a5d6a7"/>
      <style:paragraph-properties fo:text-align="center" style:writing-mode="lr-tb"/>
      <style:text-properties fo:color="#2e7d32" loext:opacity="100%" loext:color-lum-mod="100%" loext:color-lum-off="0%" fo:font-size="12pt" fo:font-style="italic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font-size="14pt"/>
    </style:style>
    <style:style style:name="P12" style:family="paragraph">
      <loext:graphic-properties draw:fill="none" draw:fill-color="#ffffff"/>
      <style:text-properties fo:color="#283593" loext:opacity="100%" loext:color-lum-mod="100%" loext:color-lum-off="0%" fo:font-size="12pt" fo:font-style="italic"/>
    </style:style>
    <style:style style:name="P13" style:family="paragraph">
      <loext:graphic-properties draw:fill="none" draw:fill-color="#ffffff"/>
      <style:text-properties fo:font-size="11pt"/>
    </style:style>
    <style:style style:name="T1" style:family="text">
      <style:text-properties fo:font-size="24pt" fo:font-style="normal" fo:font-weight="bold"/>
    </style:style>
    <style:style style:name="T2" style:family="text">
      <style:text-properties fo:color="#b71c1c" loext:opacity="100%"/>
    </style:style>
    <style:style style:name="T3" style:family="text">
      <style:text-properties fo:color="#283593" loext:opacity="100%" fo:font-size="12pt" fo:font-style="italic"/>
    </style:style>
    <style:style style:name="T4" style:family="text">
      <style:text-properties fo:font-size="14pt" fo:font-style="italic"/>
    </style:style>
    <style:style style:name="T5" style:family="text">
      <style:text-properties fo:font-size="14pt"/>
    </style:style>
    <style:style style:name="T6" style:family="text">
      <style:text-properties fo:color="#2e7d32" loext:opacity="100%" fo:font-size="12pt" fo:font-style="italic"/>
    </style:style>
    <style:style style:name="T7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192cm" svg:y1="3.857cm" svg:x2="17.192cm" svg:y2="19.415cm">
          <text:p/>
        </draw:line>
        <draw:frame draw:style-name="gr2" draw:text-style-name="P2" draw:layer="layout" svg:width="15.281cm" svg:height="1.195cm" svg:x="1cm" svg:y="1.075cm">
          <draw:text-box>
            <text:p><text:span text:style-name="T1">Issue type and status label summary</text:span></text:p>
          </draw:text-box>
        </draw:frame>
        <draw:frame draw:style-name="gr3" draw:text-style-name="P3" draw:layer="layout" svg:width="3.88cm" svg:height="0.962cm" svg:x="13.065cm" svg:y="18.78cm">
          <draw:text-box>
            <text:p><text:span text:style-name="T2">open issues</text:span></text:p>
          </draw:text-box>
        </draw:frame>
        <draw:frame draw:style-name="gr4" draw:text-style-name="P3" draw:layer="layout" svg:width="4.304cm" svg:height="0.962cm" svg:x="17.58cm" svg:y="18.78cm">
          <draw:text-box>
            <text:p><text:span text:style-name="T2">closed issues</text:span></text:p>
          </draw:text-box>
        </draw:frame>
        <draw:custom-shape draw:style-name="gr5" draw:text-style-name="P4" draw:layer="layout" svg:width="14.542cm" svg:height="4.445cm" svg:x="1.317cm" svg:y="5.7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4.539cm" svg:height="4.445cm" svg:x="1.317cm" svg:y="13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128cm" svg:height="1.27cm" svg:x="11.728cm" svg:y="11.16cm">
          <text:p text:style-name="P5"><text:span text:style-name="T3">product backlog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858cm" svg:height="1.27cm" svg:x="25.765cm" svg:y="1cm">
          <text:p text:style-name="P5"><text:span text:style-name="T3">don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128cm" svg:height="1.27cm" svg:x="18.713cm" svg:y="12.113cm">
          <text:p text:style-name="P5"><text:span text:style-name="T3">att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5.172cm" svg:height="0.806cm" svg:x="20.431cm" svg:y="1.317cm">
          <draw:text-box>
            <text:p><text:span text:style-name="T4">type</text:span><text:span text:style-name="T5"> label of an issue</text:span></text:p>
          </draw:text-box>
        </draw:frame>
        <draw:custom-shape draw:style-name="gr7" draw:text-style-name="P6" draw:layer="layout" svg:width="4.128cm" svg:height="1.27cm" svg:x="18.713cm" svg:y="9.573cm">
          <text:p text:style-name="P5"><text:span text:style-name="T3">don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858cm" svg:height="1.27cm" svg:x="25.765cm" svg:y="2.587cm">
          <text:p text:style-name="P8"><text:span text:style-name="T6">in revie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5.514cm" svg:height="1.361cm" svg:x="20.05cm" svg:y="2.738cm">
          <draw:text-box>
            <text:p><text:span text:style-name="T4">status</text:span><text:span text:style-name="T5"> label of an issue</text:span></text:p>
          </draw:text-box>
        </draw:frame>
        <draw:line draw:style-name="gr12" draw:text-style-name="P1" draw:layer="layout" svg:x1="26.717cm" svg:y1="5.127cm" svg:x2="27.987cm" svg:y2="4.175cm">
          <text:p/>
        </draw:line>
        <draw:line draw:style-name="gr13" draw:text-style-name="P1" draw:layer="layout" svg:x1="26.4cm" svg:y1="6.397cm" svg:x2="27.67cm" svg:y2="5.445cm">
          <text:p/>
        </draw:line>
        <draw:frame draw:style-name="gr14" draw:text-style-name="P11" draw:layer="layout" svg:width="3.757cm" svg:height="1.361cm" svg:x="21.823cm" svg:y="3.857cm">
          <draw:text-box>
            <text:p text:style-name="P10"><text:span text:style-name="T5">change by</text:span><text:span text:style-name="T5"><text:line-break/></text:span><text:span text:style-name="T5">the developers</text:span></text:p>
          </draw:text-box>
        </draw:frame>
        <draw:frame draw:style-name="gr15" draw:text-style-name="P11" draw:layer="layout" svg:width="4.473cm" svg:height="1.361cm" svg:x="21.112cm" svg:y="5.445cm">
          <draw:text-box>
            <text:p text:style-name="P10"><text:span text:style-name="T5">change by</text:span><text:span text:style-name="T5"><text:line-break/></text:span><text:span text:style-name="T5">the product owner</text:span></text:p>
          </draw:text-box>
        </draw:frame>
        <draw:frame draw:style-name="gr16" draw:text-style-name="P12" draw:layer="layout" svg:width="2.348cm" svg:height="0.725cm" svg:x="1.408cm" svg:y="9.482cm">
          <draw:text-box>
            <text:p><text:span text:style-name="T3">candidate</text:span></text:p>
          </draw:text-box>
        </draw:frame>
        <draw:frame draw:style-name="gr17" draw:text-style-name="P12" draw:layer="layout" svg:width="3.122cm" svg:height="0.725cm" svg:x="1.37cm" svg:y="13.7cm">
          <draw:text-box>
            <text:p><text:span text:style-name="T3">sprint backlog</text:span></text:p>
          </draw:text-box>
        </draw:frame>
        <draw:line draw:style-name="gr13" draw:text-style-name="P1" draw:layer="layout" svg:x1="13.382cm" svg:y1="10.207cm" svg:x2="13.382cm" svg:y2="11.16cm">
          <text:p/>
        </draw:line>
        <draw:line draw:style-name="gr12" draw:text-style-name="P1" draw:layer="layout" svg:x1="13.009cm" svg:y1="12.43cm" svg:x2="13.009cm" svg:y2="13.7cm">
          <text:p/>
        </draw:line>
        <draw:line draw:style-name="gr12" draw:text-style-name="P1" draw:layer="layout" svg:x1="13.7cm" svg:y1="13.7cm" svg:x2="13.7cm" svg:y2="12.43cm">
          <text:p/>
        </draw:line>
        <draw:line draw:style-name="gr13" draw:text-style-name="P1" draw:layer="layout" svg:x1="15.859cm" svg:y1="11.795cm" svg:x2="18.717cm" svg:y2="12.747cm">
          <text:p/>
        </draw:line>
        <draw:line draw:style-name="gr13" draw:text-style-name="P1" draw:layer="layout" svg:x1="15.859cm" svg:y1="15.287cm" svg:x2="18.717cm" svg:y2="13.065cm">
          <text:p/>
        </draw:line>
        <draw:line draw:style-name="gr12" draw:text-style-name="P1" draw:layer="layout" svg:x1="15.859cm" svg:y1="9.255cm" svg:x2="18.717cm" svg:y2="12.43cm">
          <text:p/>
        </draw:line>
        <draw:line draw:style-name="gr12" draw:text-style-name="P1" draw:layer="layout" svg:x1="15.287cm" svg:y1="7.667cm" svg:x2="18.78cm" svg:y2="9.89cm">
          <text:p/>
        </draw:line>
        <draw:line draw:style-name="gr12" draw:text-style-name="P1" draw:layer="layout" svg:x1="14.97cm" svg:y1="15.605cm" svg:x2="18.717cm" svg:y2="10.525cm">
          <text:p/>
        </draw:line>
        <draw:custom-shape draw:style-name="gr10" draw:text-style-name="P9" draw:layer="layout" svg:width="2.858cm" svg:height="1.27cm" svg:x="1.952cm" svg:y="15.287cm">
          <text:p text:style-name="P8"><text:span text:style-name="T6">t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858cm" svg:height="1.27cm" svg:x="5.444cm" svg:y="15.287cm">
          <text:p text:style-name="P8"><text:span text:style-name="T6">do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858cm" svg:height="1.27cm" svg:x="8.937cm" svg:y="15.287cm">
          <text:p text:style-name="P8"><text:span text:style-name="T6">in revie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4.81cm" svg:y1="15.922cm" svg:x2="5.445cm" svg:y2="15.922cm">
          <text:p/>
        </draw:line>
        <draw:line draw:style-name="gr12" draw:text-style-name="P1" draw:layer="layout" svg:x1="8.302cm" svg:y1="15.922cm" svg:x2="8.937cm" svg:y2="15.922cm">
          <text:p/>
        </draw:line>
        <draw:custom-shape draw:style-name="gr10" draw:text-style-name="P9" draw:layer="layout" svg:width="2.858cm" svg:height="1.27cm" svg:x="8.938cm" svg:y="15.288cm">
          <text:p text:style-name="P8"><text:span text:style-name="T6">in revie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858cm" svg:height="1.27cm" svg:x="12.429cm" svg:y="15.287cm">
          <text:p text:style-name="P8"><text:span text:style-name="T6">d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1.795cm" svg:y1="15.922cm" svg:x2="12.43cm" svg:y2="15.922cm">
          <text:p/>
        </draw:line>
        <draw:custom-shape draw:style-name="gr10" draw:text-style-name="P9" draw:layer="layout" svg:width="2.858cm" svg:height="1.27cm" svg:x="1.952cm" svg:y="7.032cm">
          <text:p text:style-name="P8"><text:span text:style-name="T6">(no label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858cm" svg:height="1.27cm" svg:x="5.444cm" svg:y="7.032cm">
          <text:p text:style-name="P8"><text:span text:style-name="T6">t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858cm" svg:height="1.27cm" svg:x="8.937cm" svg:y="7.032cm">
          <text:p text:style-name="P8"><text:span text:style-name="T6">in revie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4.81cm" svg:y1="7.667cm" svg:x2="5.445cm" svg:y2="7.667cm">
          <text:p/>
        </draw:line>
        <draw:line draw:style-name="gr12" draw:text-style-name="P1" draw:layer="layout" svg:x1="8.302cm" svg:y1="7.667cm" svg:x2="8.937cm" svg:y2="7.667cm">
          <text:p/>
        </draw:line>
        <draw:custom-shape draw:style-name="gr10" draw:text-style-name="P9" draw:layer="layout" svg:width="2.858cm" svg:height="1.27cm" svg:x="8.938cm" svg:y="7.033cm">
          <text:p text:style-name="P8"><text:span text:style-name="T6">do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858cm" svg:height="1.27cm" svg:x="12.429cm" svg:y="7.032cm">
          <text:p text:style-name="P8"><text:span text:style-name="T6">in revie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1.795cm" svg:y1="7.667cm" svg:x2="12.43cm" svg:y2="7.667cm">
          <text:p/>
        </draw:line>
        <draw:frame draw:style-name="gr18" draw:text-style-name="P13" draw:layer="layout" svg:width="2.403cm" svg:height="1.547cm" svg:x="1.635cm" svg:y="2.945cm">
          <draw:text-box>
            <text:p><text:span text:style-name="T7">new issue</text:span><text:span text:style-name="T7"><text:line-break/></text:span><text:span text:style-name="T7">created by</text:span></text:p>
            <text:p><text:span text:style-name="T7">developers</text:span></text:p>
          </draw:text-box>
        </draw:frame>
        <draw:frame draw:style-name="gr19" draw:text-style-name="P13" draw:layer="layout" svg:width="5.375cm" svg:height="0.683cm" svg:x="10.525cm" svg:y="5.079cm">
          <draw:text-box>
            <text:p><text:span text:style-name="T7">contribution outside of sprint</text:span></text:p>
          </draw:text-box>
        </draw:frame>
        <draw:frame draw:style-name="gr19" draw:text-style-name="P13" draw:layer="layout" svg:width="5.375cm" svg:height="0.683cm" svg:x="1.34cm" svg:y="13.017cm">
          <draw:text-box>
            <text:p><text:span text:style-name="T7">contribution during a sprint</text:span></text:p>
          </draw:text-box>
        </draw:frame>
        <draw:line draw:style-name="gr12" draw:text-style-name="P1" draw:layer="layout" svg:x1="2.905cm" svg:y1="4.492cm" svg:x2="2.905cm" svg:y2="7.032cm">
          <text:p/>
        </draw:line>
        <draw:custom-shape draw:style-name="gr7" draw:text-style-name="P6" draw:layer="layout" svg:width="4.128cm" svg:height="1.27cm" svg:x="5.127cm" svg:y="3.54cm">
          <text:p text:style-name="P5"><text:span text:style-name="T3">needs-triage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5.127cm" svg:y1="4.81cm" svg:x2="3.857cm" svg:y2="7.032cm">
          <text:p/>
        </draw:line>
        <draw:frame draw:style-name="gr20" draw:text-style-name="P13" draw:layer="layout" svg:width="5.222cm" svg:height="1.115cm" svg:x="4.668cm" svg:y="2.905cm">
          <draw:text-box>
            <text:p><text:span text:style-name="T7">new issue created by user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09:14:35.215373238</meta:creation-date>
    <dc:date>2023-06-02T10:45:50.339310052</dc:date>
    <meta:editing-duration>PT2H29M23S</meta:editing-duration>
    <meta:editing-cycles>5</meta:editing-cycles>
    <meta:generator>LibreOffice/7.5.2.2$Linux_X86_64 LibreOffice_project/50$Build-2</meta:generator>
    <dc:creator>Marc Vesin</dc:creator>
    <meta:document-statistic meta:object-count="50"/>
  </office:meta>
</office:document-meta>
</file>